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sh -o IdentitiesOnly=yes vps2</text:p>
      <text:p text:style-name="P1">vim ~/.ssh/config</text:p>
      <text:p text:style-name="P1"/>
      <text:p text:style-name="P1">Host *</text:p>
      <text:p text:style-name="Standard"><text:s text:c="12"/>IdentitiesOnly=yes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3T18:39:37.534948659</meta:creation-date>
    <dc:date>2023-03-03T18:42:59.973289098</dc:date>
    <meta:editing-duration>PT3M24S</meta:editing-duration>
    <meta:editing-cycles>1</meta:editing-cycles>
    <meta:document-statistic meta:table-count="0" meta:image-count="0" meta:object-count="0" meta:page-count="1" meta:paragraph-count="4" meta:word-count="9" meta:character-count="83" meta:non-whitespace-character-count="66"/>
    <meta:generator>LibreOffice/6.4.7.2$Linux_X86_64 LibreOffice_project/40$Build-2</meta:generator>
  </office:meta>
</office:document-meta>
</file>